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leway Thin" svg:font-family="'Raleway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aleway Thin" fo:font-size="20pt" style:text-underline-style="solid" style:text-underline-width="auto" style:text-underline-color="font-color" fo:font-weight="bold" officeooo:rsid="0011c4d5" officeooo:paragraph-rsid="0011c4d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1c4d5" officeooo:paragraph-rsid="0011c4d5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1c4d5" officeooo:paragraph-rsid="0011d3f3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1d3f3" officeooo:paragraph-rsid="0011d3f3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1d3f3" officeooo:paragraph-rsid="001270f2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270f2" officeooo:paragraph-rsid="001270f2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270f2" officeooo:paragraph-rsid="0013188e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270f2" officeooo:paragraph-rsid="00132851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270f2" officeooo:paragraph-rsid="0013b2be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normal" officeooo:rsid="0016d19d" officeooo:paragraph-rsid="0016d19d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Raleway Thin" fo:font-size="15pt" style:text-underline-style="solid" style:text-underline-width="auto" style:text-underline-color="font-color" fo:font-weight="bold" officeooo:rsid="0016d19d" officeooo:paragraph-rsid="0016d19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6d19d" officeooo:paragraph-rsid="0016d19d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7564e" officeooo:paragraph-rsid="0017564e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Raleway Thin" fo:font-size="11pt" style:text-underline-style="none" fo:font-weight="bold" officeooo:rsid="0018e6fc" officeooo:paragraph-rsid="0018e6fc" style:font-size-asian="9.60000038146973pt" style:font-weight-asian="bold" style:font-size-complex="11pt" style:font-weight-complex="bold"/>
    </style:style>
    <style:style style:name="T1" style:family="text">
      <style:text-properties officeooo:rsid="0011d3f3"/>
    </style:style>
    <style:style style:name="T2" style:family="text">
      <style:text-properties officeooo:rsid="001270f2"/>
    </style:style>
    <style:style style:name="T3" style:family="text">
      <style:text-properties officeooo:rsid="001281c8"/>
    </style:style>
    <style:style style:name="T4" style:family="text">
      <style:text-properties officeooo:rsid="0013188e"/>
    </style:style>
    <style:style style:name="T5" style:family="text">
      <style:text-properties officeooo:rsid="00132851"/>
    </style:style>
    <style:style style:name="T6" style:family="text">
      <style:text-properties officeooo:rsid="0013b2be"/>
    </style:style>
    <style:style style:name="T7" style:family="text">
      <style:text-properties officeooo:rsid="00147091"/>
    </style:style>
    <style:style style:name="T8" style:family="text">
      <style:text-properties officeooo:rsid="0015a433"/>
    </style:style>
    <style:style style:name="T9" style:family="text">
      <style:text-properties officeooo:rsid="0016b22e"/>
    </style:style>
    <style:style style:name="T10" style:family="text">
      <style:text-properties officeooo:rsid="0011c4d5"/>
    </style:style>
    <style:style style:name="T11" style:family="text">
      <style:text-properties officeooo:rsid="001832d9"/>
    </style:style>
    <style:style style:name="T12" style:family="text">
      <style:text-properties officeooo:rsid="0018e6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entura – EP TecProg – Descrições do Jogo</text:p>
      <text:p text:style-name="P1"/>
      <text:p text:style-name="P2"><text:s/>- DESCRIÇÃO INICIAL:</text:p>
      <text:p text:style-name="P2"/>
      <text:p text:style-name="P3"><text:tab/>“Você acorda sem lembrar de nada do que aconteceu na noite passada em um quarto <text:span text:style-name="T1">que aparenta ser velho e há tempos desabitado com tudo caindo aos pedaços</text:span>, entra em desespero por não saber quem pode ter te colocado ali e sabe que precisa fugir o mais rápido possível!“</text:p>
      <text:p text:style-name="P2"/>
      <text:p text:style-name="P4">- A cada comando a descrição da sala não muda, apenas ocorre a descrição da ação, por exemplo:</text:p>
      <text:p text:style-name="P4"><text:tab/>Jogador: ¨Abrir a gaveta do criado-mudo¨</text:p>
      <text:p text:style-name="P4"><text:tab/>Jogo: ¨Qual das?¨</text:p>
      <text:p text:style-name="P4"><text:tab/>Jogador: ¨Inferior esquerda/ Esquerda debaixo¨</text:p>
      <text:p text:style-name="P4"><text:tab/>Jogo: ¨A gaveta inferior esquerda está trancada, ache a chave dela para que possa abr<text:span text:style-name="T2">i</text:span>-la¨.</text:p>
      <text:p text:style-name="P4"><text:tab/>Ou então:</text:p>
      <text:p text:style-name="P4"><text:tab/>Jogo:¨Qual das?¨</text:p>
      <text:p text:style-name="P4"><text:tab/>Jogador:¨Superior direita/ Direita de cima¨</text:p>
      <text:p text:style-name="P4"><text:tab/>Jogo:¨Você abriu a gaveta e encontrou uma bala de revólver, deseja pegá-la?¨</text:p>
      <text:p text:style-name="P4"><text:tab/>Jogador:¨Sim¨</text:p>
      <text:p text:style-name="P4"><text:tab/>Jogo:¨Você agora possui uma bala de revolver em mãos¨</text:p>
      <text:p text:style-name="P4"/>
      <text:p text:style-name="P4">- A descrição curta de cada sala somente diz em qual sala está, por exemplo ¨Agora você está no quarto em que acordou.¨ ou ¨Agora você está no corredor da casa.¨ e, junto a isso, uma descrição dos objetos que podem ter sido deixados ao chão durante o jogo, por exemplo:</text:p>
      <text:p text:style-name="P5"><text:tab/>Jogo: ¨<text:span text:style-name="T2">Agora v</text:span>ocê <text:span text:style-name="T2">está no corredor da casa.</text:span></text:p>
      <text:p text:style-name="P6"><text:s text:c="17"/>Os seguintes objetos estão no chão:</text:p>
      <text:p text:style-name="P5"><text:s text:c="17"/>- <text:span text:style-name="T2">Uma chave inglesa;</text:span></text:p>
      <text:p text:style-name="P5"><text:s text:c="17"/>- <text:span text:style-name="T2">Uma bala de revólver.</text:span>¨.</text:p>
      <text:p text:style-name="P6"/>
      <text:p text:style-name="P6">- Objetos do jogo (Verbos):</text:p>
      <text:p text:style-name="P6"/>
      <text:p text:style-name="P6"><text:tab/>- Quarto:</text:p>
      <text:p text:style-name="P6"><text:tab/><text:tab/>-<text:span text:style-name="T3">Janela (Abrir, chutar, bater, gritar)</text:span></text:p>
      <text:p text:style-name="P6"><text:tab/><text:tab/>-Cortina (Abrir, fechar, balançar)</text:p>
      <text:p text:style-name="P6"><text:s/><text:tab/><text:tab/>-Criado-mudo</text:p>
      <text:p text:style-name="P6"><text:tab/><text:tab/>-<text:span text:style-name="T3">Gavetas (Abrir, destrancar)</text:span></text:p>
      <text:p text:style-name="P6"><text:tab/><text:tab/>-Rádio (Tocar, apertar, colocar)</text:p>
      <text:p text:style-name="P6"><text:tab/><text:tab/>-<text:span text:style-name="T6">Caixinha (Abrir, destrancar)</text:span></text:p>
      <text:p text:style-name="P6"><text:tab/><text:tab/>-Porta <text:span text:style-name="T3">de ferro </text:span>(Abrir, <text:span text:style-name="T3">destrancar,</text:span> chutar, bater <text:span text:style-name="T3">com marreta</text:span>)</text:p>
      <text:p text:style-name="P6"><text:tab/><text:tab/>-Cama (Olhar embaixo, cortar <text:span text:style-name="T3">com estilete</text:span>, rasgar <text:span text:style-name="T3">com estilete, rasgar, deitar, subir, dormir, descansar</text:span>)</text:p>
      <text:p text:style-name="P6"><text:tab/><text:tab/>-<text:span text:style-name="T3">Parede rachada (Bater com marreta, chutar, quebrar)</text:span></text:p>
      <text:p text:style-name="P6"><text:tab/><text:tab/>-<text:span text:style-name="T3">Chave da gaveta inferior esquerda, chave da gaveta inferior direita, chave da janela do corredor, bala de revólver, marreta, estilete (Pegar)</text:span></text:p>
      <text:p text:style-name="P6"/>
      <text:p text:style-name="P6"><text:tab/>-<text:span text:style-name="T3">Corredor</text:span></text:p>
      <text:p text:style-name="P6"><text:tab/><text:tab/>-<text:span text:style-name="T3">Retrato (Pegar, olhar atrás, tirar, retirar)</text:span></text:p>
      <text:p text:style-name="P6"><text:soft-page-break/><text:tab/><text:tab/>-<text:span text:style-name="T3">Janela (abrir, destrancar)</text:span></text:p>
      <text:p text:style-name="P6"><text:tab/><text:tab/>-<text:span text:style-name="T3">Corda (Pegar, usar, fazer laço, lançar)</text:span></text:p>
      <text:p text:style-name="P6"><text:tab/><text:tab/>-<text:span text:style-name="T3">Porta do sotão (Abrir)</text:span></text:p>
      <text:p text:style-name="P6"><text:tab/><text:tab/>-<text:span text:style-name="T7">Chave do armário da cozinha (Pegar)</text:span></text:p>
      <text:p text:style-name="P6"><text:tab/><text:tab/>-<text:span text:style-name="T3">Gancho (Prender, laçar, puxar)</text:span></text:p>
      <text:p text:style-name="P8"><text:tab/><text:tab/>-<text:span text:style-name="T5">Primeira metade da foto, segunda metade da foto (Pegar, virar, observar, ler)</text:span></text:p>
      <text:p text:style-name="P7"><text:tab/><text:tab/>-<text:span text:style-name="T4">Porta do banheiro (Bater, chutar, quebrar)</text:span></text:p>
      <text:p text:style-name="P7"><text:tab/><text:tab/>-<text:span text:style-name="T4">Cadeado (Quebrar, chutar, colocar senha, destravar)</text:span></text:p>
      <text:p text:style-name="P7"><text:tab/><text:tab/>-<text:span text:style-name="T4">Porta pro salão principal (Quebrar, chutar, abrir, destrancar)</text:span></text:p>
      <text:p text:style-name="P7"/>
      <text:p text:style-name="P7"><text:tab/>-<text:span text:style-name="T4">Banheiro</text:span></text:p>
      <text:p text:style-name="P7"><text:tab/><text:tab/>-<text:span text:style-name="T4">Privada (Dar descarga, sentar, mijar, urinar, cagar, defecar)</text:span></text:p>
      <text:p text:style-name="P7"><text:tab/><text:tab/>-<text:span text:style-name="T4">Corpo da banheira (Cortar, estripar)</text:span></text:p>
      <text:p text:style-name="P7"><text:tab/><text:tab/>-<text:span text:style-name="T4">Chave do armário, chave do salão principal (Pegar)</text:span></text:p>
      <text:p text:style-name="P7"><text:tab/><text:tab/>-<text:span text:style-name="T4">Armário (Destrancar, abrir)</text:span></text:p>
      <text:p text:style-name="P7"><text:tab/><text:tab/>-<text:span text:style-name="T4">Garrafa vazia (Encher de água, pegar)</text:span></text:p>
      <text:p text:style-name="P7"><text:tab/><text:tab/>-<text:span text:style-name="T4">Chave inglesa (Pegar, usar)</text:span></text:p>
      <text:p text:style-name="P7"><text:tab/><text:tab/>-<text:span text:style-name="T4">Torneira (Ligar, arrancar, tirar, desrosquear)</text:span></text:p>
      <text:p text:style-name="P7"><text:tab/><text:tab/>-<text:span text:style-name="T4">Chuveiro (Ligar)</text:span></text:p>
      <text:p text:style-name="P7"><text:tab/><text:tab/>-<text:span text:style-name="T4">Registro (Ligar)</text:span></text:p>
      <text:p text:style-name="P7"><text:tab/><text:tab/>-<text:span text:style-name="T4">Espelho (Quebrar)</text:span></text:p>
      <text:p text:style-name="P7"><text:tab/><text:tab/>-<text:span text:style-name="T6">Revólver (Carregar, atirar, usar)</text:span></text:p>
      <text:p text:style-name="P7"/>
      <text:p text:style-name="P7"><text:tab/>-<text:span text:style-name="T4">Salão principal</text:span></text:p>
      <text:p text:style-name="P7"><text:tab/><text:tab/>-<text:span text:style-name="T5">Tapete (Mover, tirar, arrastar)</text:span></text:p>
      <text:p text:style-name="P7"><text:tab/><text:tab/>-<text:span text:style-name="T6">Chão (Quebrar, chutar)</text:span></text:p>
      <text:p text:style-name="P7"><text:tab/><text:tab/>-<text:span text:style-name="T6">Abajur (Acender, derrubar, olhar dentro)</text:span></text:p>
      <text:p text:style-name="P9"><text:tab/><text:tab/>-<text:span text:style-name="T6">Gaveta esquerda escrivaninha, gaveta direita escrivaninha, chave do machado (Abrir, destrancar)</text:span></text:p>
      <text:p text:style-name="P9"><text:tab/><text:tab/>-<text:span text:style-name="T6">Espelho (Quebrar)</text:span></text:p>
      <text:p text:style-name="P9"><text:tab/><text:tab/>-<text:span text:style-name="T6">Chave da gaveta esquerda, chave da cozinha (Pegar, usar)</text:span></text:p>
      <text:p text:style-name="P9"><text:tab/><text:tab/>-<text:span text:style-name="T6">Quadro (Rasgar, derrubar, balançar, tirar, mover)</text:span></text:p>
      <text:p text:style-name="P9"><text:tab/><text:tab/>-<text:span text:style-name="T6">Cofre (Colocar senha, abrir)</text:span></text:p>
      <text:p text:style-name="P9"><text:tab/><text:tab/>-<text:span text:style-name="T6">Porta pra fora, porta pra cozinha, porta pra sala de estar (Abrir, destrancar, chutar, quebrar)</text:span></text:p>
      <text:p text:style-name="P9"><text:tab/><text:tab/>-<text:span text:style-name="T6">Pássaro (Pegar, atirar, matar)</text:span></text:p>
      <text:p text:style-name="P9"><text:tab/><text:tab/>-<text:span text:style-name="T7">Pena (Usar, pegar)</text:span></text:p>
      <text:p text:style-name="P9"/>
      <text:p text:style-name="P9"><text:tab/>-<text:span text:style-name="T6">Cozinha</text:span></text:p>
      <text:p text:style-name="P9"><text:tab/><text:tab/>-<text:span text:style-name="T6">Fogão (Ligar)</text:span></text:p>
      <text:p text:style-name="P9"><text:tab/><text:tab/>-<text:span text:style-name="T6">Geladeira (Abrir)</text:span></text:p>
      <text:p text:style-name="P9"><text:tab/><text:tab/>-<text:span text:style-name="T7">Chave do armário de ferramentas da sala de estar (Pegar)</text:span></text:p>
      <text:p text:style-name="P9"><text:tab/><text:tab/>-<text:span text:style-name="T7">Armários (Abrir, destrancar)</text:span></text:p>
      <text:p text:style-name="P9"><text:tab/><text:tab/>-<text:span text:style-name="T7">Cadeira(Carregar, levar, sentar, levantar)</text:span></text:p>
      <text:p text:style-name="P9"><text:tab/><text:tab/>-<text:span text:style-name="T8">Peixe (Pegar, comer, fritar, cozinhar, cozir, assar)</text:span></text:p>
      <text:p text:style-name="P9"><text:tab/><text:tab/>-<text:span text:style-name="T8">Espinha (Pegar, usar)</text:span></text:p>
      <text:p text:style-name="P9"><text:tab/><text:tab/>-<text:span text:style-name="T8">Gaveta (Abrir, destrancar)</text:span></text:p>
      <text:p text:style-name="P9"><text:tab/><text:tab/>-<text:span text:style-name="T8">Mesa (Pegar, quebrar, levantar)</text:span></text:p>
      <text:p text:style-name="P9"/>
      <text:p text:style-name="P9"><text:tab/>-<text:span text:style-name="T8">Sala de estar</text:span></text:p>
      <text:p text:style-name="P9"><text:tab/><text:tab/>-<text:span text:style-name="T8">Lareira (Apagar)</text:span></text:p>
      <text:p text:style-name="P9"><text:tab/><text:tab/>-<text:span text:style-name="T8">Armário de cima, armário debaixo (Abrir, destrancar)</text:span></text:p>
      <text:p text:style-name="P9"><text:soft-page-break/><text:tab/><text:tab/>-<text:span text:style-name="T8">Almofadas (Pegar, carregar, levar)</text:span></text:p>
      <text:p text:style-name="P9"><text:tab/><text:tab/>-<text:span text:style-name="T8">Sofá (Deitar, dormir, descansar, levantar)</text:span></text:p>
      <text:p text:style-name="P9"><text:tab/><text:tab/>-<text:span text:style-name="T9">Machado (Pegar, jogar)</text:span></text:p>
      <text:p text:style-name="P9"><text:tab/><text:tab/>-<text:span text:style-name="T9">Torneira, rosca (Pegar, encaixar, usar)</text:span></text:p>
      <text:p text:style-name="P9"><text:tab/><text:tab/>-<text:span text:style-name="T9">Caixa de ferramentas (Abrir, pegar)</text:span></text:p>
      <text:p text:style-name="P9"><text:tab/><text:tab/>-<text:span text:style-name="T9">Papel queimado (Pegar, observar, ler)</text:span></text:p>
      <text:p text:style-name="P9"/>
      <text:p text:style-name="P11">Descrições das Salas</text:p>
      <text:p text:style-name="P10"/>
      <text:p text:style-name="P12">Quarto inicial:</text:p>
      <text:p text:style-name="P12"><text:tab/>“No quarto em que voc<text:span text:style-name="T12">e</text:span> est<text:span text:style-name="T12">a</text:span> preso h<text:span text:style-name="T12">a</text:span> apenas uma parede rachada, uma cama, na qual voc<text:span text:style-name="T12">e</text:span> estava deitado <text:span text:style-name="T11">e uma porta trancada que, observando pela fechadura, percebe que ela te leva ao corredor.“</text:span></text:p>
      <text:p text:style-name="P12"/>
      <text:p text:style-name="P13">Corredor:</text:p>
      <text:p text:style-name="P13"><text:tab/><text:span text:style-name="T10">“</text:span>No corredor h<text:span text:style-name="T12">a</text:span> duas portas trancadas, olhando pela fechadura delas voc<text:span text:style-name="T12">e</text:span> percebe que uma te leva ao banheiro e outra te leva ao sal<text:span text:style-name="T12">a</text:span>o principal da casa, h<text:span text:style-name="T12">a</text:span> tamb<text:span text:style-name="T12">e</text:span>m uma janela gradeada do outro lado do corredor.<text:span text:style-name="T10">“</text:span></text:p>
      <text:p text:style-name="P13"/>
      <text:p text:style-name="P13">Banheiro:<text:line-break/><text:tab/><text:span text:style-name="T10">“</text:span>Voc<text:span text:style-name="T12">e</text:span> avista um corpo morto dentro da banheira com pontos rec<text:span text:style-name="T12">e</text:span>m costurados na barriga e um pequeno estilete no ch<text:span text:style-name="T12">a</text:span>o ao lado.<text:span text:style-name="T10">“<text:line-break/><text:line-break/></text:span>Salão principal:<text:line-break/><text:tab/><text:span text:style-name="T10">“</text:span>H<text:span text:style-name="T12">a</text:span> um abajur <text:span text:style-name="T12">e mais tres portas trancadas, uma te leva pra cozinha, outra te leva pra sala de estar e a outra te leva para fora da casa.“</text:span></text:p>
      <text:p text:style-name="P13"/>
      <text:p text:style-name="P14">Cozinha:</text:p>
      <text:p text:style-name="P14"><text:tab/><text:span text:style-name="T10">“</text:span>Esta toda destruida, de intacto temos apenas um armario.<text:span text:style-name="T10">“</text:span></text:p>
      <text:p text:style-name="P14"/>
      <text:p text:style-name="P14">Sala de estar:</text:p>
      <text:p text:style-name="P14"><text:tab/><text:span text:style-name="T10">“</text:span>Ha um machado exposto na parede e um armario de madeira trancado.<text:span text:style-name="T10">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leway Thin" svg:font-family="'Raleway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30:11.732569538</meta:creation-date>
    <dc:date>2018-11-17T21:09:04.541094781</dc:date>
    <meta:editing-duration>PT2H18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95" meta:word-count="702" meta:character-count="4812" meta:non-whitespace-character-count="4007"/>
  </office:meta>
</office:document-meta>
</file>